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Consolas" style:font-family-asian="Consolas" style:font-family-complex="Consolas" fo:background-color="transparent" fo:color="#3f5fbf"/>
    </style:style>
    <style:style style:name="T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" style:family="text">
      <style:text-properties fo:font-size="10.00pt" fo:font-weight="normal" fo:font-family="Consolas" style:font-family-asian="Consolas" style:font-family-complex="Consolas" fo:background-color="transparent" fo:color="#3f5fbf"/>
    </style:style>
    <style:style style:name="T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" style:family="text">
      <style:text-properties fo:font-size="10.00pt" fo:font-weight="normal" fo:font-family="Consolas" style:font-family-asian="Consolas" style:font-family-complex="Consolas" fo:background-color="transparent" fo:color="#3f5fbf"/>
    </style:style>
    <style:style style:name="T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fo:color="#3f5fbf"/>
    </style:style>
    <style:style style:name="T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fo:color="#3f5fbf"/>
    </style:style>
    <style:style style:name="T10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1" style:family="text">
      <style:text-properties fo:font-size="10.00pt" fo:font-weight="normal" fo:font-family="Consolas" style:font-family-asian="Consolas" style:font-family-complex="Consolas" fo:background-color="transparent" fo:color="#3f5fbf"/>
    </style:style>
    <style:style style:name="T1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" style:family="text">
      <style:text-properties fo:font-size="10.00pt" fo:font-weight="normal" fo:font-family="Consolas" style:font-family-asian="Consolas" style:font-family-complex="Consolas" fo:background-color="transparent" fo:color="#3f5fbf"/>
    </style:style>
    <style:style style:name="T1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" style:family="text">
      <style:text-properties fo:font-size="10.00pt" fo:font-weight="normal" fo:font-family="Consolas" style:font-family-asian="Consolas" style:font-family-complex="Consolas" fo:background-color="transparent" fo:color="#3f5fbf"/>
    </style:style>
    <style:style style:name="T1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10.00pt" fo:font-weight="normal" fo:font-family="Consolas" style:font-family-asian="Consolas" style:font-family-complex="Consolas" fo:background-color="transparent" fo:color="#3f5fbf"/>
    </style:style>
    <style:style style:name="T4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3" style:family="text">
      <style:text-properties fo:font-size="10.00pt" fo:font-weight="normal" fo:font-family="Consolas" style:font-family-asian="Consolas" style:font-family-complex="Consolas" fo:background-color="transparent" fo:color="#3f5fbf"/>
    </style:style>
    <style:style style:name="T44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45" style:family="text">
      <style:text-properties fo:font-size="10.00pt" fo:font-weight="normal" fo:font-family="Consolas" style:font-family-asian="Consolas" style:font-family-complex="Consolas" fo:background-color="transparent" fo:color="#3f5fbf"/>
    </style:style>
    <style:style style:name="T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7" style:family="text">
      <style:text-properties fo:font-size="10.00pt" fo:font-weight="normal" fo:font-family="Consolas" style:font-family-asian="Consolas" style:font-family-complex="Consolas" fo:background-color="transparent" fo:color="#3f5fbf"/>
    </style:style>
    <style:style style:name="T4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9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8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8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8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8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8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8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8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8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8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8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9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9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9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9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9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9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9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9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9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9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0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0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0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0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0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0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0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0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0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0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1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1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1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1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1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1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1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1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1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1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2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2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2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2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2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2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2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3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3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3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3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3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3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3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3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3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3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4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4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4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4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4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4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4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4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4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4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5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5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5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5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5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5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5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5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5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5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6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6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6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6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6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6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6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6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6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6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0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0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0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0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0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0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1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1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1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1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1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1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1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1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1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1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2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2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2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2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2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2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2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2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2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2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3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3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3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3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3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3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3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3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6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6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6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6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6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6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6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7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7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7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7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7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7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27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7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9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2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8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8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5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3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7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3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7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3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3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3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4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4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4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4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4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4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4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4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4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4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5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5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5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5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5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5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5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5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5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5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6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6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6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6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6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6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6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6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6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6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7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7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7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7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7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7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7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7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8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8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8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8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8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8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8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8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8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8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9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9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9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9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9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9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9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9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39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39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0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0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0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0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0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0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0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0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1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1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1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1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1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1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1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1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1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1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2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2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2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2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2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2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2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2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2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2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3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3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3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3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3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3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3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3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3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3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6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6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6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6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7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7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7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7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7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7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7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7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7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7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8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8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8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8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8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8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8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8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8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8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9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49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49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0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0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0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0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0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1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1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1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1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1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1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1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2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2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2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3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3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3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3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3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3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3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3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4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4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4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4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7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8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8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9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9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59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4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5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9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9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0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6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2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9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6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7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6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64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64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64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64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65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65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65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2" style:family="text">
      <style:text-properties fo:font-size="10.00pt" fo:font-weight="normal" fo:font-family="Consolas" style:font-family-asian="Consolas" style:font-family-complex="Consolas" fo:background-color="#f0d8a8" fo:color="#000000"/>
    </style:style>
    <style:style style:name="T6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4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6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6" style:family="text">
      <style:text-properties fo:font-size="10.00pt" fo:font-weight="normal" fo:font-family="Consolas" style:font-family-asian="Consolas" style:font-family-complex="Consolas" fo:background-color="#f0d8a8" fo:color="#000000"/>
    </style:style>
    <style:style style:name="T6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8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6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4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7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2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7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6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7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2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7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2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7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8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7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4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7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7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1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7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6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6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6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6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6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0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7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7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7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6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7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0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5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8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8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3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8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3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8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1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8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8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7" style:family="text">
      <style:text-properties fo:font-size="10.00pt" fo:font-weight="normal" fo:font-family="Consolas" style:font-family-asian="Consolas" style:font-family-complex="Consolas" fo:background-color="transparent" fo:color="#0000c0" fo:font-style="italic"/>
    </style:style>
    <style:style style:name="T8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/**</text:span><text:span text:style-name="T2"/></text:p>
      <text:p text:style-name="P1"><text:span text:style-name="T3"><text:s/>*<text:s/></text:span><text:span text:style-name="T4"/></text:p>
      <text:p text:style-name="P1"><text:span text:style-name="T5"><text:s/>*/</text:span><text:span text:style-name="T6"/></text:p>
      <text:p text:style-name="P1"><text:span text:style-name="T6"/></text:p>
      <text:p text:style-name="P1"><text:span text:style-name="T7">/**</text:span><text:span text:style-name="T8"/></text:p>
      <text:p text:style-name="P1"><text:span text:style-name="T9"><text:s/>*<text:s/></text:span><text:span text:style-name="T10">@author</text:span><text:span text:style-name="T11"><text:s/>Gabriele_Pereira</text:span><text:span text:style-name="T12"/></text:p>
      <text:p text:style-name="P1"><text:span text:style-name="T13"><text:s/>*</text:span><text:span text:style-name="T14"/></text:p>
      <text:p text:style-name="P1"><text:span text:style-name="T15"><text:s/>*/</text:span><text:span text:style-name="T16"/></text:p>
      <text:p text:style-name="P1"><text:span text:style-name="T17">import</text:span><text:span text:style-name="T18"><text:s/></text:span><text:span text:style-name="T19">java.util.Date</text:span><text:span text:style-name="T20">;</text:span><text:span text:style-name="T21"/></text:p>
      <text:p text:style-name="P1"><text:span text:style-name="T22">import</text:span><text:span text:style-name="T23"><text:s/>java.util.Scanner;</text:span><text:span text:style-name="T24"/></text:p>
      <text:p text:style-name="P1"><text:span text:style-name="T24"/></text:p>
      <text:p text:style-name="P1"><text:span text:style-name="T25">public</text:span><text:span text:style-name="T26"><text:s/></text:span><text:span text:style-name="T27">class</text:span><text:span text:style-name="T28"><text:s/>JogoDaVida {</text:span><text:span text:style-name="T29"/></text:p>
      <text:p text:style-name="P1"><text:span text:style-name="T29"/></text:p>
      <text:p text:style-name="P1"><text:span text:style-name="T30"><text:tab/></text:span><text:span text:style-name="T31">private</text:span><text:span text:style-name="T32"><text:s/></text:span><text:span text:style-name="T33">static</text:span><text:span text:style-name="T34"><text:s/></text:span><text:span text:style-name="T35">int</text:span><text:span text:style-name="T36"><text:s/></text:span><text:span text:style-name="T37">sair</text:span><text:span text:style-name="T38">;</text:span><text:span text:style-name="T39"/></text:p>
      <text:p text:style-name="P1"><text:span text:style-name="T39"/></text:p>
      <text:p text:style-name="P1"><text:span text:style-name="T40"><text:tab/></text:span><text:span text:style-name="T41">/**</text:span><text:span text:style-name="T42"/></text:p>
      <text:p text:style-name="P1"><text:span text:style-name="T43"><text:tab/> *<text:s/></text:span><text:span text:style-name="T44">@param</text:span><text:span text:style-name="T45"><text:s/>args</text:span><text:span text:style-name="T46"/></text:p>
      <text:p text:style-name="P1"><text:span text:style-name="T47"><text:tab/> */</text:span><text:span text:style-name="T48"/></text:p>
      <text:p text:style-name="P1"><text:span text:style-name="T49"><text:tab/></text:span><text:span text:style-name="T50">public</text:span><text:span text:style-name="T51"><text:s/></text:span><text:span text:style-name="T52">static</text:span><text:span text:style-name="T53"><text:s/></text:span><text:span text:style-name="T54">void</text:span><text:span text:style-name="T55"><text:s/>main(String[] args) {</text:span><text:span text:style-name="T56"/></text:p>
      <text:p text:style-name="P1"><text:span text:style-name="T57"><text:tab/><text:tab/></text:span><text:span text:style-name="T58">//<text:s/></text:span><text:span text:style-name="T59">TODO</text:span><text:span text:style-name="T60"><text:s/>Auto-generated method stub0</text:span><text:span text:style-name="T61"/></text:p>
      <text:p text:style-name="P1"><text:span text:style-name="T61"/></text:p>
      <text:p text:style-name="P1"><text:span text:style-name="T62"><text:tab/><text:tab/>Scanner<text:s/></text:span><text:span text:style-name="T63">entrada</text:span><text:span text:style-name="T64"><text:s/>=<text:s/></text:span><text:span text:style-name="T65">new</text:span><text:span text:style-name="T66"><text:s/>Scanner(System.</text:span><text:span text:style-name="T67">in</text:span><text:span text:style-name="T68">);</text:span><text:span text:style-name="T69"/></text:p>
      <text:p text:style-name="P1"><text:span text:style-name="T70"><text:tab/><text:tab/></text:span><text:span text:style-name="T71">int</text:span><text:span text:style-name="T72"><text:s/></text:span><text:span text:style-name="T73">Sair</text:span><text:span text:style-name="T74"><text:s/>= 1;<text:s/></text:span><text:span text:style-name="T75"/></text:p>
      <text:p text:style-name="P1"><text:span text:style-name="T76"><text:tab/><text:s text:c="3"/></text:span><text:span text:style-name="T77"/></text:p>
      <text:p text:style-name="P1"><text:span text:style-name="T78"><text:tab/><text:s text:c="4"/></text:span><text:span text:style-name="T79">//</text:span><text:span text:style-name="T80">Declara</text:span><text:span text:style-name="T81">çã</text:span><text:span text:style-name="T82">o</text:span><text:span text:style-name="T83"><text:s/></text:span><text:span text:style-name="T84">de</text:span><text:span text:style-name="T85"><text:s/></text:span><text:span text:style-name="T86">vari</text:span><text:span text:style-name="T87">á</text:span><text:span text:style-name="T88">veis</text:span><text:span text:style-name="T89"><text:s/></text:span><text:span text:style-name="T90">para</text:span><text:span text:style-name="T91"><text:s/>o<text:s/></text:span><text:span text:style-name="T92">cen</text:span><text:span text:style-name="T93">á</text:span><text:span text:style-name="T94">rio</text:span><text:span text:style-name="T95"><text:s/></text:span><text:span text:style-name="T96">inicial</text:span><text:span text:style-name="T97">, cen</text:span><text:span text:style-name="T98">á</text:span><text:span text:style-name="T99">rio1,<text:s/></text:span><text:span text:style-name="T100">por</text:span><text:span text:style-name="T101"><text:s/></text:span><text:span text:style-name="T102">meio</text:span><text:span text:style-name="T103"><text:s/></text:span><text:span text:style-name="T104">da</text:span><text:span text:style-name="T105"><text:s/></text:span><text:span text:style-name="T106">cria</text:span><text:span text:style-name="T107">çã</text:span><text:span text:style-name="T108">o</text:span><text:span text:style-name="T109"><text:s/></text:span><text:span text:style-name="T110">de</text:span><text:span text:style-name="T111"><text:s/></text:span><text:span text:style-name="T112">matriz</text:span><text:span text:style-name="T113"><text:s/></text:span><text:span text:style-name="T114">quadrada</text:span><text:span text:style-name="T115"><text:s/>9 X 9,<text:s/></text:span><text:span text:style-name="T116">que</text:span><text:span text:style-name="T117"><text:s/></text:span><text:span text:style-name="T118">aceita</text:span><text:span text:style-name="T119"><text:s/></text:span><text:span text:style-name="T120">somente</text:span><text:span text:style-name="T121"><text:s/></text:span><text:span text:style-name="T122">inteiros</text:span><text:span text:style-name="T123">.<text:s/></text:span><text:span text:style-name="T124"/></text:p>
      <text:p text:style-name="P1"><text:span text:style-name="T125"><text:tab/><text:s text:c="4"/></text:span><text:span text:style-name="T126">//</text:span><text:span text:style-name="T127">N</text:span><text:span text:style-name="T128">ã</text:span><text:span text:style-name="T129">o</text:span><text:span text:style-name="T130"><text:s/></text:span><text:span text:style-name="T131">foi</text:span><text:span text:style-name="T132"><text:s/></text:span><text:span text:style-name="T133">validada</text:span><text:span text:style-name="T134"><text:s/></text:span><text:span text:style-name="T135">para</text:span><text:span text:style-name="T136"><text:s/></text:span><text:span text:style-name="T137">receber</text:span><text:span text:style-name="T138"><text:s/></text:span><text:span text:style-name="T139">somente</text:span><text:span text:style-name="T140"><text:s/>0<text:s/></text:span><text:span text:style-name="T141">ou</text:span><text:span text:style-name="T142"><text:s/>1,<text:s/></text:span><text:span text:style-name="T143">mas</text:span><text:span text:style-name="T144"><text:s/></text:span><text:span text:style-name="T145">é</text:span><text:span text:style-name="T146"><text:s/></text:span><text:span text:style-name="T147">composta</text:span><text:span text:style-name="T148"><text:s/></text:span><text:span text:style-name="T149">por</text:span><text:span text:style-name="T150"><text:s/>0<text:s/></text:span><text:span text:style-name="T151">que</text:span><text:span text:style-name="T152"><text:s/></text:span><text:span text:style-name="T153">representa</text:span><text:span text:style-name="T154"><text:s/>a<text:s/></text:span><text:span text:style-name="T155">situa</text:span><text:span text:style-name="T156">çã</text:span><text:span text:style-name="T157">o</text:span><text:span text:style-name="T158"><text:s/></text:span><text:span text:style-name="T159">de</text:span><text:span text:style-name="T160"><text:s/></text:span><text:span text:style-name="T161">vivo</text:span><text:span text:style-name="T162">, e 1<text:s/></text:span><text:span text:style-name="T163">que</text:span><text:span text:style-name="T164"><text:s/></text:span><text:span text:style-name="T165">representa</text:span><text:span text:style-name="T166"><text:s/></text:span><text:span text:style-name="T167">morto</text:span><text:span text:style-name="T168">.<text:s/></text:span><text:span text:style-name="T169"/></text:p>
      <text:p text:style-name="P1"><text:span text:style-name="T170"><text:tab/><text:s text:c="4"/></text:span><text:span text:style-name="T171">int</text:span><text:span text:style-name="T172"><text:s/>l = 9;</text:span><text:span text:style-name="T173"/></text:p>
      <text:p text:style-name="P1"><text:span text:style-name="T174"><text:tab/><text:s text:c="4"/></text:span><text:span text:style-name="T175">int</text:span><text:span text:style-name="T176"><text:s/>c = 9;</text:span><text:span text:style-name="T177"/></text:p>
      <text:p text:style-name="P1"><text:span text:style-name="T178"><text:tab/><text:s text:c="4"/></text:span><text:span text:style-name="T179">int</text:span><text:span text:style-name="T180"><text:s/>cen</text:span><text:span text:style-name="T181">á</text:span><text:span text:style-name="T182">rio_1[][]= {{ 0, 0, 1, 1, 0, 1, 1, 0, 0 },</text:span><text:span text:style-name="T183"/></text:p>
      <text:p text:style-name="P1"><text:span text:style-name="T184"><text:tab/><text:s text:c="24"/>{ 0, 0, 1, 0, 0, 0, 1, 0, 0 },</text:span><text:span text:style-name="T185"/></text:p>
      <text:p text:style-name="P1"><text:span text:style-name="T186"><text:tab/><text:s text:c="24"/>{ 1, 1, 1, 1, 0, 1, 1, 1, 1 },</text:span><text:span text:style-name="T187"/></text:p>
      <text:p text:style-name="P1"><text:span text:style-name="T188"><text:tab/><text:s text:c="24"/>{ 1, 0, 1, 1, 1, 1, 1, 0, 1 },</text:span><text:span text:style-name="T189"/></text:p>
      <text:p text:style-name="P1"><text:span text:style-name="T190"><text:tab/><text:s text:c="24"/>{ 0, 0, 0, 1, 1, 1, 0, 0, 0 },</text:span><text:span text:style-name="T191"/></text:p>
      <text:p text:style-name="P1"><text:span text:style-name="T192"><text:tab/><text:s text:c="24"/>{ 1, 0, 1, 1, 1, 1, 1, 0, 1 },</text:span><text:span text:style-name="T193"/></text:p>
      <text:p text:style-name="P1"><text:span text:style-name="T194"><text:tab/><text:s text:c="24"/>{ 1, 1, 1, 1, 0, 1, 1, 1, 1 },</text:span><text:span text:style-name="T195"/></text:p>
      <text:p text:style-name="P1"><text:span text:style-name="T196"><text:tab/><text:s text:c="24"/>{ 0, 0, 1, 0, 0, 0, 1, 0, 0 },</text:span><text:span text:style-name="T197"/></text:p>
      <text:p text:style-name="P1"><text:span text:style-name="T198"><text:tab/><text:s text:c="24"/>{ 0, 0, 1, 1, 0, 1, 1, 0, 0 },};<text:s/></text:span><text:span text:style-name="T199"/></text:p>
      <text:p text:style-name="P1"><text:span text:style-name="T200"><text:tab/><text:s text:c="24"/></text:span><text:span text:style-name="T201"/></text:p>
      <text:p text:style-name="P1"><text:span text:style-name="T202"><text:tab/><text:s text:c="4"/></text:span><text:span text:style-name="T203">//</text:span><text:span text:style-name="T204">Declara</text:span><text:span text:style-name="T205">çã</text:span><text:span text:style-name="T206">o</text:span><text:span text:style-name="T207"><text:s/></text:span><text:span text:style-name="T208">de</text:span><text:span text:style-name="T209"><text:s/></text:span><text:span text:style-name="T210">matriz</text:span><text:span text:style-name="T211"><text:s/></text:span><text:span text:style-name="T212">para</text:span><text:span text:style-name="T213"><text:s/>o<text:s/></text:span><text:span text:style-name="T214">cen</text:span><text:span text:style-name="T215">á</text:span><text:span text:style-name="T216">rio</text:span><text:span text:style-name="T217"><text:s/></text:span><text:span text:style-name="T218">ap</text:span><text:span text:style-name="T219">ó</text:span><text:span text:style-name="T220">s</text:span><text:span text:style-name="T221"><text:s/></text:span><text:span text:style-name="T222">itera</text:span><text:span text:style-name="T223">çã</text:span><text:span text:style-name="T224">o</text:span><text:span text:style-name="T225">,<text:s/></text:span><text:span text:style-name="T226">chamado</text:span><text:span text:style-name="T227"><text:s/></text:span><text:span text:style-name="T228">cen</text:span><text:span text:style-name="T229">á</text:span><text:span text:style-name="T230">rio</text:span><text:span text:style-name="T231"><text:s/>2,<text:s/></text:span><text:span text:style-name="T232">aberto</text:span><text:span text:style-name="T233"><text:s/>a<text:s/></text:span><text:span text:style-name="T234">receber</text:span><text:span text:style-name="T235"><text:s/></text:span><text:span text:style-name="T236">valores</text:span><text:span text:style-name="T237">.<text:s text:c="20"/></text:span><text:span text:style-name="T238"/></text:p>
      <text:p text:style-name="P1"><text:span text:style-name="T239"><text:tab/><text:s text:c="4"/></text:span><text:span text:style-name="T240">int</text:span><text:span text:style-name="T241"><text:s/>cen</text:span><text:span text:style-name="T242">á</text:span><text:span text:style-name="T243">rio_2 [][]=<text:s/></text:span><text:span text:style-name="T244">new</text:span><text:span text:style-name="T245"><text:s/></text:span><text:span text:style-name="T246">int</text:span><text:span text:style-name="T247"><text:s/>[l][c];</text:span><text:span text:style-name="T248"/></text:p>
      <text:p text:style-name="P1"><text:span text:style-name="T249"><text:tab/><text:s text:c="4"/></text:span><text:span text:style-name="T250">int</text:span><text:span text:style-name="T251"><text:s/>cen</text:span><text:span text:style-name="T252">á</text:span><text:span text:style-name="T253">rio_3 [][]=<text:s/></text:span><text:span text:style-name="T254">new</text:span><text:span text:style-name="T255"><text:s/></text:span><text:span text:style-name="T256">int</text:span><text:span text:style-name="T257"><text:s/>[l][c];</text:span><text:span text:style-name="T258"/></text:p>
      <text:p text:style-name="P1"><text:span text:style-name="T259"><text:tab/><text:s text:c="4"/></text:span><text:span text:style-name="T260"/></text:p>
      <text:p text:style-name="P1"><text:span text:style-name="T261"><text:tab/><text:s text:c="4"/></text:span><text:span text:style-name="T262">//</text:span><text:span text:style-name="T263">Impress</text:span><text:span text:style-name="T264">ã</text:span><text:span text:style-name="T265">o</text:span><text:span text:style-name="T266"><text:s/></text:span><text:span text:style-name="T267">de</text:span><text:span text:style-name="T268"><text:s/></text:span><text:span text:style-name="T269">verifica</text:span><text:span text:style-name="T270">çã</text:span><text:span text:style-name="T271">o</text:span><text:span text:style-name="T272"><text:s/>do<text:s/></text:span><text:span text:style-name="T273">cen</text:span><text:span text:style-name="T274">á</text:span><text:span text:style-name="T275">rio</text:span><text:span text:style-name="T276"><text:s/>1.<text:s/></text:span><text:span text:style-name="T277"/></text:p>
      <text:p text:style-name="P1"><text:span text:style-name="T278"><text:tab/><text:s text:c="4"/>System.</text:span><text:span text:style-name="T279">out</text:span><text:span text:style-name="T280">.println(</text:span><text:span text:style-name="T281">"Cen</text:span><text:span text:style-name="T282">á</text:span><text:span text:style-name="T283">rio 1"</text:span><text:span text:style-name="T284">);<text:s text:c="4"/></text:span><text:span text:style-name="T285"/></text:p>
      <text:p text:style-name="P1"><text:span text:style-name="T286"><text:tab/><text:s text:c="4"/></text:span><text:span text:style-name="T287">for</text:span><text:span text:style-name="T288"><text:s/>(</text:span><text:span text:style-name="T289">int</text:span><text:span text:style-name="T290"><text:s/>i = 0; i &lt; l; i++){</text:span><text:span text:style-name="T291"/></text:p>
      <text:p text:style-name="P1"><text:span text:style-name="T292"><text:tab/><text:s text:c="8"/></text:span><text:span text:style-name="T293">for</text:span><text:span text:style-name="T294"><text:s/>(</text:span><text:span text:style-name="T295">int</text:span><text:span text:style-name="T296"><text:s/>j = 0; j &lt; c; j++){</text:span><text:span text:style-name="T297"/></text:p>
      <text:p text:style-name="P1"><text:span text:style-name="T298"><text:tab/><text:s text:c="12"/></text:span><text:span text:style-name="T299">if</text:span><text:span text:style-name="T300"><text:s/>(cen</text:span><text:span text:style-name="T301">á</text:span><text:span text:style-name="T302">rio_1[i][j] == 0){</text:span><text:span text:style-name="T303"/></text:p>
      <text:p text:style-name="P1"><text:span text:style-name="T304"><text:tab/><text:s text:c="12"/>System.</text:span><text:span text:style-name="T305">out</text:span><text:span text:style-name="T306">.print(</text:span><text:span text:style-name="T307">" |v| "</text:span><text:span text:style-name="T308">);</text:span><text:span text:style-name="T309"/></text:p>
      <text:p text:style-name="P1"><text:span text:style-name="T310"><text:tab/><text:s text:c="12"/>}<text:s text:c="2"/></text:span><text:span text:style-name="T311"/></text:p>
      <text:p text:style-name="P1"><text:span text:style-name="T312"><text:tab/><text:s text:c="12"/></text:span><text:span text:style-name="T313">else</text:span><text:span text:style-name="T314">{</text:span><text:span text:style-name="T315"/></text:p>
      <text:p text:style-name="P1"><text:span text:style-name="T316"><text:tab/><text:s text:c="12"/>System.</text:span><text:span text:style-name="T317">out</text:span><text:span text:style-name="T318">.print(</text:span><text:span text:style-name="T319">" |m| "</text:span><text:span text:style-name="T320">);</text:span><text:span text:style-name="T321"/></text:p>
      <text:p text:style-name="P1"><text:span text:style-name="T322"><text:tab/><text:s text:c="12"/>}</text:span><text:span text:style-name="T323"/></text:p>
      <text:p text:style-name="P1"><text:span text:style-name="T324"><text:tab/><text:s text:c="8"/>}</text:span><text:span text:style-name="T325"/></text:p>
      <text:p text:style-name="P1"><text:span text:style-name="T326"><text:tab/><text:s text:c="8"/>System.</text:span><text:span text:style-name="T327">out</text:span><text:span text:style-name="T328">.println();</text:span><text:span text:style-name="T329"/></text:p>
      <text:p text:style-name="P1"><text:span text:style-name="T330"><text:tab/><text:s text:c="4"/>}</text:span><text:span text:style-name="T331"/></text:p>
      <text:p text:style-name="P1"><text:span text:style-name="T332"><text:tab/><text:s text:c="4"/>System.</text:span><text:span text:style-name="T333">out</text:span><text:span text:style-name="T334">.println();</text:span><text:span text:style-name="T335"/></text:p>
      <text:p text:style-name="P1"><text:span text:style-name="T336"><text:tab/><text:s text:c="6"/></text:span><text:span text:style-name="T337"/></text:p>
      <text:p text:style-name="P1"><text:span text:style-name="T338"><text:tab/><text:s text:c="4"/></text:span><text:span text:style-name="T339">//</text:span><text:span text:style-name="T340">Verificar</text:span><text:span text:style-name="T341"><text:s/></text:span><text:span text:style-name="T342">quais</text:span><text:span text:style-name="T343"><text:s/></text:span><text:span text:style-name="T344">c</text:span><text:span text:style-name="T345">é</text:span><text:span text:style-name="T346">lulas</text:span><text:span text:style-name="T347"><text:s/></text:span><text:span text:style-name="T348">est</text:span><text:span text:style-name="T349">ã</text:span><text:span text:style-name="T350">o</text:span><text:span text:style-name="T351"><text:s/></text:span><text:span text:style-name="T352">vivas</text:span><text:span text:style-name="T353"><text:s/>e<text:s/></text:span><text:span text:style-name="T354">quais</text:span><text:span text:style-name="T355"><text:s/></text:span><text:span text:style-name="T356">est</text:span><text:span text:style-name="T357">ã</text:span><text:span text:style-name="T358">o</text:span><text:span text:style-name="T359"><text:s/></text:span><text:span text:style-name="T360">mortas</text:span><text:span text:style-name="T361"><text:s/></text:span><text:span text:style-name="T362">para</text:span><text:span text:style-name="T363"><text:s/></text:span><text:span text:style-name="T364">testar</text:span><text:span text:style-name="T365"><text:s/>a<text:s/></text:span><text:span text:style-name="T366">hip</text:span><text:span text:style-name="T367">ó</text:span><text:span text:style-name="T368">tese</text:span><text:span text:style-name="T369"><text:s/></text:span><text:span text:style-name="T370">de</text:span><text:span text:style-name="T371"><text:s/></text:span><text:span text:style-name="T372">vida</text:span><text:span text:style-name="T373"><text:s/>e<text:s/></text:span><text:span text:style-name="T374">morte</text:span><text:span text:style-name="T375">.</text:span><text:span text:style-name="T376"/></text:p>
      <text:p text:style-name="P1"><text:span text:style-name="T377"><text:tab/><text:s text:c="4"/></text:span><text:span text:style-name="T378">//</text:span><text:span text:style-name="T379">Sabendo</text:span><text:span text:style-name="T380"><text:s/></text:span><text:span text:style-name="T381">cada</text:span><text:span text:style-name="T382"><text:s/></text:span><text:span text:style-name="T383">c</text:span><text:span text:style-name="T384">é</text:span><text:span text:style-name="T385">lula</text:span><text:span text:style-name="T386"><text:s/></text:span><text:span text:style-name="T387">interage</text:span><text:span text:style-name="T388"><text:s/></text:span><text:span text:style-name="T389">com</text:span><text:span text:style-name="T390"><text:s/></text:span><text:span text:style-name="T391">suas</text:span><text:span text:style-name="T392"><text:s/></text:span><text:span text:style-name="T393">oito</text:span><text:span text:style-name="T394"><text:s/></text:span><text:span text:style-name="T395">vizinhas</text:span><text:span text:style-name="T396"><text:s/></text:span><text:span text:style-name="T397">adjacentes</text:span><text:span text:style-name="T398"><text:s/></text:span><text:span text:style-name="T399">horizontais</text:span><text:span text:style-name="T400">,<text:s/></text:span><text:span text:style-name="T401">verticais</text:span><text:span text:style-name="T402"><text:s/></text:span><text:span text:style-name="T403">ou</text:span><text:span text:style-name="T404"><text:s/></text:span><text:span text:style-name="T405">diagonais</text:span><text:span text:style-name="T406">.</text:span><text:span text:style-name="T407"/></text:p>
      <text:p text:style-name="P1"><text:span text:style-name="T408"><text:tab/><text:s text:c="4"/></text:span><text:span text:style-name="T409">//O<text:s/></text:span><text:span text:style-name="T410">comando</text:span><text:span text:style-name="T411"><text:s/>"for",<text:s/></text:span><text:span text:style-name="T412">dever</text:span><text:span text:style-name="T413">á</text:span><text:span text:style-name="T414"><text:s/></text:span><text:span text:style-name="T415">percorrer</text:span><text:span text:style-name="T416"><text:s/>a<text:s/></text:span><text:span text:style-name="T417">matriz</text:span><text:span text:style-name="T418"><text:s/>cen</text:span><text:span text:style-name="T419">á</text:span><text:span text:style-name="T420">rio1 e<text:s/></text:span><text:span text:style-name="T421">verificar</text:span><text:span text:style-name="T422"><text:s/>l-1,<text:s/></text:span><text:span text:style-name="T423">pois</text:span><text:span text:style-name="T424"><text:s/>a<text:s/></text:span><text:span text:style-name="T425">itera</text:span><text:span text:style-name="T426">çã</text:span><text:span text:style-name="T427">o</text:span><text:span text:style-name="T428"><text:s/></text:span><text:span text:style-name="T429">sempre</text:span><text:span text:style-name="T430"><text:s/></text:span><text:span text:style-name="T431">adiciona</text:span><text:span text:style-name="T432"><text:s/></text:span><text:span text:style-name="T433">uma</text:span><text:span text:style-name="T434"><text:s/></text:span><text:span text:style-name="T435">repeti</text:span><text:span text:style-name="T436">çã</text:span><text:span text:style-name="T437">o</text:span><text:span text:style-name="T438">.</text:span><text:span text:style-name="T439"/></text:p>
      <text:p text:style-name="P1"><text:span text:style-name="T440"><text:tab/><text:s text:c="4"/></text:span><text:span text:style-name="T441">for</text:span><text:span text:style-name="T442"><text:s/>(</text:span><text:span text:style-name="T443">int</text:span><text:span text:style-name="T444"><text:s/>m = 1; m &lt; l - 1; m++){</text:span><text:span text:style-name="T445"/></text:p>
      <text:p text:style-name="P1"><text:span text:style-name="T446"><text:tab/><text:tab/><text:s text:c="4"/></text:span><text:span text:style-name="T447">for</text:span><text:span text:style-name="T448"><text:s/>(</text:span><text:span text:style-name="T449">int</text:span><text:span text:style-name="T450"><text:s/>n = 1; n &lt; c - 1; n++){</text:span><text:span text:style-name="T451"/></text:p>
      <text:p text:style-name="P1"><text:span text:style-name="T452"><text:tab/><text:tab/><text:tab/><text:tab/></text:span><text:span text:style-name="T453">for</text:span><text:span text:style-name="T454"><text:s/>(</text:span><text:span text:style-name="T455">int</text:span><text:span text:style-name="T456"><text:s/>i = -1; i &lt;= 1; i++){</text:span><text:span text:style-name="T457"/></text:p>
      <text:p text:style-name="P1"><text:span text:style-name="T458"><text:tab/><text:tab/><text:tab/><text:s text:c="8"/></text:span><text:span text:style-name="T459">for</text:span><text:span text:style-name="T460"><text:s/>(</text:span><text:span text:style-name="T461">int</text:span><text:span text:style-name="T462"><text:s/>j = -1; j &lt;= 1; j++){</text:span><text:span text:style-name="T463"/></text:p>
      <text:p text:style-name="P1"><text:span text:style-name="T464"><text:tab/><text:s text:c="4"/></text:span><text:span text:style-name="T465">//A base<text:s/></text:span><text:span text:style-name="T466">da</text:span><text:span text:style-name="T467"><text:s/></text:span><text:span text:style-name="T468">verifica</text:span><text:span text:style-name="T469">çã</text:span><text:span text:style-name="T470">o</text:span><text:span text:style-name="T471"><text:s/></text:span><text:span text:style-name="T472">deve</text:span><text:span text:style-name="T473"><text:s/></text:span><text:span text:style-name="T474">ser</text:span><text:span text:style-name="T475"><text:s/></text:span><text:span text:style-name="T476">uma</text:span><text:span text:style-name="T477"><text:s/></text:span><text:span text:style-name="T478">matriz</text:span><text:span text:style-name="T479"><text:s/>3 X 3,<text:s/></text:span><text:span text:style-name="T480">com</text:span><text:span text:style-name="T481"><text:s/></text:span><text:span text:style-name="T482">pelo</text:span><text:span text:style-name="T483"><text:s/></text:span><text:span text:style-name="T484">menos</text:span><text:span text:style-name="T485"><text:s/>4<text:s/></text:span><text:span text:style-name="T486">c</text:span><text:span text:style-name="T487">é</text:span><text:span text:style-name="T488">lulas</text:span><text:span text:style-name="T489"><text:s/></text:span><text:span text:style-name="T490">vivas</text:span><text:span text:style-name="T491">, o restante estando morta.<text:s text:c="16"/></text:span><text:span text:style-name="T492"/></text:p>
      <text:p text:style-name="P1"><text:span text:style-name="T493"><text:tab/><text:s text:c="20"/></text:span><text:span text:style-name="T494">int</text:span><text:span text:style-name="T495"><text:s/>vivos = 4;</text:span><text:span text:style-name="T496"/></text:p>
      <text:p text:style-name="P1"><text:span text:style-name="T497"><text:tab/><text:tab/><text:tab/><text:tab/><text:s text:c="8"/></text:span><text:span text:style-name="T498">int</text:span><text:span text:style-name="T499"><text:s/>mortos = 5;</text:span><text:span text:style-name="T500"/></text:p>
      <text:p text:style-name="P1"><text:span text:style-name="T501"><text:tab/><text:tab/></text:span><text:span text:style-name="T502">//As c</text:span><text:span text:style-name="T503">é</text:span><text:span text:style-name="T504">lulas vizinhas na horizontal dever</text:span><text:span text:style-name="T505">ã</text:span><text:span text:style-name="T506">o ser verificadas e somadas.<text:s/></text:span><text:span text:style-name="T507"/></text:p>
      <text:p text:style-name="P1"><text:span text:style-name="T508"><text:tab/><text:tab/></text:span><text:span text:style-name="T509">//Caso estejam vivas o n</text:span><text:span text:style-name="T510">ú</text:span><text:span text:style-name="T511">mero de c</text:span><text:span text:style-name="T512">é</text:span><text:span text:style-name="T513">lulas vivas dever</text:span><text:span text:style-name="T514">á</text:span><text:span text:style-name="T515"><text:s/>ser 4 e o de mortas 5.<text:s/></text:span><text:span text:style-name="T516"/></text:p>
      <text:p text:style-name="P1"><text:span text:style-name="T517"><text:tab/><text:s text:c="20"/>vivos = vivos + cen</text:span><text:span text:style-name="T518">á</text:span><text:span text:style-name="T519">rio_1[m + i][n + j];</text:span><text:span text:style-name="T520"/></text:p>
      <text:p text:style-name="P1"><text:span text:style-name="T521"><text:tab/><text:tab/><text:tab/><text:tab/><text:tab/><text:tab/>mortos = mortos + cen</text:span><text:span text:style-name="T522">á</text:span><text:span text:style-name="T523">rio_1[m][n];</text:span><text:span text:style-name="T524"/></text:p>
      <text:p text:style-name="P1"><text:span text:style-name="T525"><text:tab/><text:tab/></text:span><text:span text:style-name="T526">//Para a aplica</text:span><text:span text:style-name="T527">çã</text:span><text:span text:style-name="T528">o das regras do jogo, foram necess</text:span><text:span text:style-name="T529">á</text:span><text:span text:style-name="T530">rias estruturas l</text:span><text:span text:style-name="T531">ó</text:span><text:span text:style-name="T532">gicas que verifiquem o cen</text:span><text:span text:style-name="T533">á</text:span><text:span text:style-name="T534">rio da matriz cen</text:span><text:span text:style-name="T535">á</text:span><text:span text:style-name="T536">rio1,<text:s/></text:span><text:span text:style-name="T537"/></text:p>
      <text:p text:style-name="P1"><text:span text:style-name="T538"><text:tab/><text:tab/></text:span><text:span text:style-name="T539">//a quantidade de mortos e vivos da c</text:span><text:span text:style-name="T540">é</text:span><text:span text:style-name="T541">lulas e vizinhan</text:span><text:span text:style-name="T542">ç</text:span><text:span text:style-name="T543">a da matriz 3 X 3.<text:s text:c="3"/></text:span><text:span text:style-name="T544"/></text:p>
      <text:p text:style-name="P1"><text:span text:style-name="T545"><text:tab/><text:tab/><text:tab/><text:tab/><text:tab/></text:span><text:span text:style-name="T546">if</text:span><text:span text:style-name="T547"><text:s/>(((cen</text:span><text:span text:style-name="T548">á</text:span><text:span text:style-name="T549">rio_1[m][n] == 0) &amp;&amp; (mortos &lt; 5))||((cen</text:span><text:span text:style-name="T550">á</text:span><text:span text:style-name="T551">rio_1[m][n] == 0) &amp;&amp; (vivos &gt; 4)))</text:span><text:span text:style-name="T552"/></text:p>
      <text:p text:style-name="P1"><text:span text:style-name="T553"><text:tab/><text:tab/><text:tab/><text:tab/><text:tab/><text:s text:c="4"/>cen</text:span><text:span text:style-name="T554">á</text:span><text:span text:style-name="T555">rio_2[m][n] = 1;</text:span><text:span text:style-name="T556"/></text:p>
      <text:p text:style-name="P1"><text:span text:style-name="T557"><text:tab/><text:tab/><text:tab/><text:tab/><text:tab/></text:span><text:span text:style-name="T558">else</text:span><text:span text:style-name="T559"><text:s/></text:span><text:span text:style-name="T560">if</text:span><text:span text:style-name="T561"><text:s/>((cen</text:span><text:span text:style-name="T562">á</text:span><text:span text:style-name="T563">rio_1[m][n] == 1) &amp;&amp; (vivos == 4))</text:span><text:span text:style-name="T564"/></text:p>
      <text:p text:style-name="P1"><text:span text:style-name="T565"><text:tab/><text:tab/><text:tab/><text:tab/><text:tab/><text:tab/>cen</text:span><text:span text:style-name="T566">á</text:span><text:span text:style-name="T567">rio_2[m][n] = 0;</text:span><text:span text:style-name="T568"/></text:p>
      <text:p text:style-name="P1"><text:span text:style-name="T569"><text:tab/><text:tab/><text:tab/><text:tab/><text:tab/></text:span><text:span text:style-name="T570">else</text:span><text:span text:style-name="T571"/></text:p>
      <text:p text:style-name="P1"><text:span text:style-name="T572"><text:tab/><text:tab/><text:tab/><text:tab/><text:tab/><text:tab/>cen</text:span><text:span text:style-name="T573">á</text:span><text:span text:style-name="T574">rio_2[m][n] = cen</text:span><text:span text:style-name="T575">á</text:span><text:span text:style-name="T576">rio_1[m][n];</text:span><text:span text:style-name="T577"/></text:p>
      <text:p text:style-name="P1"><text:span text:style-name="T578"><text:tab/><text:tab/><text:tab/><text:tab/><text:tab/>}<text:tab/></text:span><text:span text:style-name="T579"/></text:p>
      <text:p text:style-name="P1"><text:span text:style-name="T580"><text:tab/><text:tab/><text:tab/><text:tab/>}<text:tab/></text:span><text:span text:style-name="T581"/></text:p>
      <text:p text:style-name="P1"><text:span text:style-name="T582"><text:tab/><text:tab/><text:tab/>}</text:span><text:span text:style-name="T583"/></text:p>
      <text:p text:style-name="P1"><text:span text:style-name="T584"><text:tab/><text:tab/>}</text:span><text:span text:style-name="T585"/></text:p>
      <text:p text:style-name="P1"><text:span text:style-name="T586"><text:tab/><text:tab/></text:span><text:span text:style-name="T587">//Impress</text:span><text:span text:style-name="T588">ã</text:span><text:span text:style-name="T589">o do cen</text:span><text:span text:style-name="T590">á</text:span><text:span text:style-name="T591">rio 2</text:span><text:span text:style-name="T592"/></text:p>
      <text:p text:style-name="P1"><text:span text:style-name="T593"><text:tab/><text:s text:c="4"/>System.</text:span><text:span text:style-name="T594">out</text:span><text:span text:style-name="T595">.println(</text:span><text:span text:style-name="T596">"Cen</text:span><text:span text:style-name="T597">á</text:span><text:span text:style-name="T598">rio 2"</text:span><text:span text:style-name="T599">);</text:span><text:span text:style-name="T600"/></text:p>
      <text:p text:style-name="P1"><text:span text:style-name="T601"><text:tab/><text:tab/><text:s text:c="4"/></text:span><text:span text:style-name="T602">for</text:span><text:span text:style-name="T603"><text:s/>(</text:span><text:span text:style-name="T604">int</text:span><text:span text:style-name="T605"><text:s/>i = 0; i &lt; l; i++){</text:span><text:span text:style-name="T606"/></text:p>
      <text:p text:style-name="P1"><text:span text:style-name="T607"><text:tab/><text:tab/><text:tab/><text:tab/></text:span><text:span text:style-name="T608">for</text:span><text:span text:style-name="T609"><text:s/>(</text:span><text:span text:style-name="T610">int</text:span><text:span text:style-name="T611"><text:s/>j = 0; j &lt; c; j++){</text:span><text:span text:style-name="T612"/></text:p>
      <text:p text:style-name="P1"><text:span text:style-name="T613"><text:tab/><text:tab/><text:tab/><text:tab/> <text:tab/></text:span><text:span text:style-name="T614">if</text:span><text:span text:style-name="T615"><text:s/>(cen</text:span><text:span text:style-name="T616">á</text:span><text:span text:style-name="T617">rio_2[i][j] == 0)</text:span><text:span text:style-name="T618"/></text:p>
      <text:p text:style-name="P1"><text:span text:style-name="T619"><text:tab/><text:tab/><text:tab/><text:tab/><text:tab/><text:tab/>System.</text:span><text:span text:style-name="T620">out</text:span><text:span text:style-name="T621">.print(</text:span><text:span text:style-name="T622">" |v| "</text:span><text:span text:style-name="T623">);</text:span><text:span text:style-name="T624"/></text:p>
      <text:p text:style-name="P1"><text:span text:style-name="T625"><text:tab/><text:tab/><text:tab/><text:tab/><text:tab/></text:span><text:span text:style-name="T626">else</text:span><text:span text:style-name="T627"/></text:p>
      <text:p text:style-name="P1"><text:span text:style-name="T628"><text:tab/><text:tab/><text:tab/><text:tab/><text:tab/><text:tab/>System.</text:span><text:span text:style-name="T629">out</text:span><text:span text:style-name="T630">.print(</text:span><text:span text:style-name="T631">" |m| "</text:span><text:span text:style-name="T632">);</text:span><text:span text:style-name="T633"/></text:p>
      <text:p text:style-name="P1"><text:span text:style-name="T634"><text:tab/><text:tab/><text:tab/><text:tab/>}</text:span><text:span text:style-name="T635"/></text:p>
      <text:p text:style-name="P1"><text:span text:style-name="T636"><text:tab/><text:tab/><text:tab/><text:tab/>System.</text:span><text:span text:style-name="T637">out</text:span><text:span text:style-name="T638">.println();</text:span><text:span text:style-name="T639"/></text:p>
      <text:p text:style-name="P1"><text:span text:style-name="T640"><text:tab/><text:tab/><text:tab/>}</text:span><text:span text:style-name="T641"/></text:p>
      <text:p text:style-name="P1"><text:span text:style-name="T642"><text:tab/><text:tab/><text:s text:c="4"/></text:span><text:span text:style-name="T643"/></text:p>
      <text:p text:style-name="P1"><text:span text:style-name="T644"><text:tab/><text:tab/></text:span><text:span text:style-name="T645">//Construir Do...While para repetir at</text:span><text:span text:style-name="T646">é</text:span><text:span text:style-name="T647"><text:s/>o usu</text:span><text:span text:style-name="T648">á</text:span><text:span text:style-name="T649">rio parar a simula</text:span><text:span text:style-name="T650">çã</text:span><text:span text:style-name="T651">o.<text:s text:c="4"/></text:span><text:span text:style-name="T652"/></text:p>
      <text:p text:style-name="P1"><text:span text:style-name="T653"><text:tab/><text:tab/></text:span><text:span text:style-name="T654">do</text:span><text:span text:style-name="T655">{</text:span><text:span text:style-name="T656"/></text:p>
      <text:p text:style-name="P1"><text:span text:style-name="T657"><text:tab/><text:tab/><text:tab/></text:span><text:span text:style-name="T658">for</text:span><text:span text:style-name="T659"><text:s/>(</text:span><text:span text:style-name="T660">int</text:span><text:span text:style-name="T661"><text:s/></text:span><text:span text:style-name="T662">o</text:span><text:span text:style-name="T663"><text:s/>= 1;<text:s/></text:span><text:span text:style-name="T664">o</text:span><text:span text:style-name="T665"><text:s/>&lt; l - 1;<text:s/></text:span><text:span text:style-name="T666">o</text:span><text:span text:style-name="T667">++){</text:span><text:span text:style-name="T668"/></text:p>
      <text:p text:style-name="P1"><text:span text:style-name="T669"><text:tab/><text:tab/><text:tab/><text:s text:c="4"/></text:span><text:span text:style-name="T670">for</text:span><text:span text:style-name="T671"><text:s/>(</text:span><text:span text:style-name="T672">int</text:span><text:span text:style-name="T673"><text:s/>p = 1; p &lt; c - 1; p++){</text:span><text:span text:style-name="T674"/></text:p>
      <text:p text:style-name="P1"><text:span text:style-name="T675"><text:tab/><text:tab/><text:tab/><text:tab/><text:tab/></text:span><text:span text:style-name="T676">for</text:span><text:span text:style-name="T677"><text:s/>(</text:span><text:span text:style-name="T678">int</text:span><text:span text:style-name="T679"><text:s/>i = -1; i &lt;= 1; i++){</text:span><text:span text:style-name="T680"/></text:p>
      <text:p text:style-name="P1"><text:span text:style-name="T681"><text:tab/><text:tab/><text:tab/><text:tab/><text:s text:c="8"/></text:span><text:span text:style-name="T682">for</text:span><text:span text:style-name="T683"><text:s/>(</text:span><text:span text:style-name="T684">int</text:span><text:span text:style-name="T685"><text:s/>j = -1; j &lt;= 1; j++){</text:span><text:span text:style-name="T686"/></text:p>
      <text:p text:style-name="P1"><text:span text:style-name="T687"><text:tab/><text:tab/><text:s text:c="20"/></text:span><text:span text:style-name="T688">int</text:span><text:span text:style-name="T689"><text:s/>vivos = 4;</text:span><text:span text:style-name="T690"/></text:p>
      <text:p text:style-name="P1"><text:span text:style-name="T691"><text:tab/><text:tab/><text:tab/><text:tab/><text:tab/><text:s text:c="8"/></text:span><text:span text:style-name="T692">int</text:span><text:span text:style-name="T693"><text:s/>mortos = 5;</text:span><text:span text:style-name="T694"/></text:p>
      <text:p text:style-name="P1"><text:span text:style-name="T695"><text:tab/><text:tab/><text:s text:c="20"/>vivos = vivos + cen</text:span><text:span text:style-name="T696">á</text:span><text:span text:style-name="T697">rio_2[</text:span><text:span text:style-name="T698">o</text:span><text:span text:style-name="T699"><text:s/>+ i][p + j];</text:span><text:span text:style-name="T700"/></text:p>
      <text:p text:style-name="P1"><text:span text:style-name="T701"><text:tab/><text:tab/><text:tab/><text:tab/><text:tab/><text:tab/><text:tab/>mortos = mortos + cen</text:span><text:span text:style-name="T702">á</text:span><text:span text:style-name="T703">rio_2[</text:span><text:span text:style-name="T704">o</text:span><text:span text:style-name="T705">][p];</text:span><text:span text:style-name="T706"/></text:p>
      <text:p text:style-name="P1"><text:span text:style-name="T707"><text:tab/><text:tab/><text:tab/><text:tab/><text:tab/><text:tab/></text:span><text:span text:style-name="T708">if</text:span><text:span text:style-name="T709"><text:s/>(((cen</text:span><text:span text:style-name="T710">á</text:span><text:span text:style-name="T711">rio_2[</text:span><text:span text:style-name="T712">o</text:span><text:span text:style-name="T713">][p] == 0) &amp;&amp; (mortos &lt; 5))||((cen</text:span><text:span text:style-name="T714">á</text:span><text:span text:style-name="T715">rio_2[</text:span><text:span text:style-name="T716">o</text:span><text:span text:style-name="T717">][p] == 0) &amp;&amp; (vivos &gt; 4)))</text:span><text:span text:style-name="T718"/></text:p>
      <text:p text:style-name="P1"><text:span text:style-name="T719"><text:tab/><text:tab/><text:tab/><text:tab/><text:tab/><text:tab/><text:s text:c="4"/>cen</text:span><text:span text:style-name="T720">á</text:span><text:span text:style-name="T721">rio_3[</text:span><text:span text:style-name="T722">o</text:span><text:span text:style-name="T723">][p] = 1;</text:span><text:span text:style-name="T724"/></text:p>
      <text:p text:style-name="P1"><text:span text:style-name="T725"><text:tab/><text:tab/><text:tab/><text:tab/><text:tab/><text:tab/></text:span><text:span text:style-name="T726">else</text:span><text:span text:style-name="T727"><text:s/></text:span><text:span text:style-name="T728">if</text:span><text:span text:style-name="T729"><text:s/>((cen</text:span><text:span text:style-name="T730">á</text:span><text:span text:style-name="T731">rio_2[</text:span><text:span text:style-name="T732">o</text:span><text:span text:style-name="T733">][p] == 1) &amp;&amp; (vivos == 4))</text:span><text:span text:style-name="T734"/></text:p>
      <text:p text:style-name="P1"><text:span text:style-name="T735"><text:tab/><text:tab/><text:tab/><text:tab/><text:tab/><text:tab/><text:tab/>cen</text:span><text:span text:style-name="T736">á</text:span><text:span text:style-name="T737">rio_3[</text:span><text:span text:style-name="T738">o</text:span><text:span text:style-name="T739">][p] = 0;</text:span><text:span text:style-name="T740"/></text:p>
      <text:p text:style-name="P1"><text:span text:style-name="T741"><text:tab/><text:tab/><text:tab/><text:tab/><text:tab/><text:tab/></text:span><text:span text:style-name="T742">else</text:span><text:span text:style-name="T743"/></text:p>
      <text:p text:style-name="P1"><text:span text:style-name="T744"><text:tab/><text:tab/><text:tab/><text:tab/><text:tab/><text:tab/><text:tab/>cen</text:span><text:span text:style-name="T745">á</text:span><text:span text:style-name="T746">rio_3[</text:span><text:span text:style-name="T747">o</text:span><text:span text:style-name="T748">][p] = cen</text:span><text:span text:style-name="T749">á</text:span><text:span text:style-name="T750">rio_1[</text:span><text:span text:style-name="T751">o</text:span><text:span text:style-name="T752">][p];</text:span><text:span text:style-name="T753"/></text:p>
      <text:p text:style-name="P1"><text:span text:style-name="T754"><text:tab/><text:tab/><text:tab/><text:tab/><text:tab/><text:tab/>}<text:tab/></text:span><text:span text:style-name="T755"/></text:p>
      <text:p text:style-name="P1"><text:span text:style-name="T756"><text:tab/><text:tab/><text:tab/><text:tab/><text:tab/>}<text:tab/></text:span><text:span text:style-name="T757"/></text:p>
      <text:p text:style-name="P1"><text:span text:style-name="T758"><text:tab/><text:tab/><text:tab/><text:tab/>}</text:span><text:span text:style-name="T759"/></text:p>
      <text:p text:style-name="P1"><text:span text:style-name="T760"><text:tab/><text:tab/><text:tab/>}<text:tab/></text:span><text:span text:style-name="T761"/></text:p>
      <text:p text:style-name="P1"><text:span text:style-name="T762"><text:tab/><text:tab/><text:tab/></text:span><text:span text:style-name="T763">//Impress</text:span><text:span text:style-name="T764">ã</text:span><text:span text:style-name="T765">o do cen</text:span><text:span text:style-name="T766">á</text:span><text:span text:style-name="T767">rio 3</text:span><text:span text:style-name="T768"/></text:p>
      <text:p text:style-name="P1"><text:span text:style-name="T769"><text:tab/><text:tab/><text:s text:c="4"/>System.</text:span><text:span text:style-name="T770">out</text:span><text:span text:style-name="T771">.println(</text:span><text:span text:style-name="T772">"Cen</text:span><text:span text:style-name="T773">á</text:span><text:span text:style-name="T774">rio 3"</text:span><text:span text:style-name="T775">);</text:span><text:span text:style-name="T776"/></text:p>
      <text:p text:style-name="P1"><text:span text:style-name="T777"><text:tab/><text:tab/><text:tab/><text:s text:c="4"/></text:span><text:span text:style-name="T778">for</text:span><text:span text:style-name="T779"><text:s/>(</text:span><text:span text:style-name="T780">int</text:span><text:span text:style-name="T781"><text:s/>i = 0; i &lt; l; i++){</text:span><text:span text:style-name="T782"/></text:p>
      <text:p text:style-name="P1"><text:span text:style-name="T783"><text:tab/><text:tab/><text:tab/><text:tab/><text:tab/></text:span><text:span text:style-name="T784">for</text:span><text:span text:style-name="T785"><text:s/>(</text:span><text:span text:style-name="T786">int</text:span><text:span text:style-name="T787"><text:s/>j = 0; j &lt; c; j++){</text:span><text:span text:style-name="T788"/></text:p>
      <text:p text:style-name="P1"><text:span text:style-name="T789"><text:tab/><text:tab/><text:tab/><text:tab/><text:tab/> <text:tab/></text:span><text:span text:style-name="T790">if</text:span><text:span text:style-name="T791"><text:s/>(cen</text:span><text:span text:style-name="T792">á</text:span><text:span text:style-name="T793">rio_3[i][j] == 0)</text:span><text:span text:style-name="T794"/></text:p>
      <text:p text:style-name="P1"><text:span text:style-name="T795"><text:tab/><text:tab/><text:tab/><text:tab/><text:tab/><text:tab/><text:tab/>System.</text:span><text:span text:style-name="T796">out</text:span><text:span text:style-name="T797">.print(</text:span><text:span text:style-name="T798">" |v| "</text:span><text:span text:style-name="T799">);</text:span><text:span text:style-name="T800"/></text:p>
      <text:p text:style-name="P1"><text:span text:style-name="T801"><text:tab/><text:tab/><text:tab/><text:tab/><text:tab/><text:tab/></text:span><text:span text:style-name="T802">else</text:span><text:span text:style-name="T803"/></text:p>
      <text:p text:style-name="P1"><text:span text:style-name="T804"><text:tab/><text:tab/><text:tab/><text:tab/><text:tab/><text:tab/><text:tab/>System.</text:span><text:span text:style-name="T805">out</text:span><text:span text:style-name="T806">.print(</text:span><text:span text:style-name="T807">" |m| "</text:span><text:span text:style-name="T808">);</text:span><text:span text:style-name="T809"/></text:p>
      <text:p text:style-name="P1"><text:span text:style-name="T810"><text:tab/><text:tab/><text:tab/><text:tab/><text:tab/>}</text:span><text:span text:style-name="T811"/></text:p>
      <text:p text:style-name="P1"><text:span text:style-name="T812"><text:tab/><text:tab/><text:tab/><text:tab/><text:tab/>System.</text:span><text:span text:style-name="T813">out</text:span><text:span text:style-name="T814">.println();</text:span><text:span text:style-name="T815"/></text:p>
      <text:p text:style-name="P1"><text:span text:style-name="T816"><text:tab/><text:tab/><text:tab/><text:tab/>}<text:tab/></text:span><text:span text:style-name="T817"/></text:p>
      <text:p text:style-name="P1"><text:span text:style-name="T818"><text:tab/><text:tab/>}</text:span><text:span text:style-name="T819"/></text:p>
      <text:p text:style-name="P1"><text:span text:style-name="T820"><text:tab/><text:tab/></text:span><text:span text:style-name="T821">while</text:span><text:span text:style-name="T822">(</text:span><text:span text:style-name="T823">sair</text:span><text:span text:style-name="T824"><text:s/>!= 0);</text:span><text:span text:style-name="T825"/></text:p>
      <text:p text:style-name="P1"><text:span text:style-name="T826"><text:tab/><text:tab/><text:s text:c="4"/></text:span><text:span text:style-name="T827"/></text:p>
      <text:p text:style-name="P1"><text:span text:style-name="T828"><text:tab/><text:tab/><text:s text:c="4"/></text:span><text:span text:style-name="T829"/></text:p>
      <text:p text:style-name="P1"><text:span text:style-name="T830"><text:tab/><text:tab/>System.</text:span><text:span text:style-name="T831">out</text:span><text:span text:style-name="T832">.println(</text:span><text:span text:style-name="T833">"Digite 0(zero) para SAIR!"</text:span><text:span text:style-name="T834">);</text:span><text:span text:style-name="T835"/></text:p>
      <text:p text:style-name="P1"><text:span text:style-name="T836"><text:tab/><text:tab/></text:span><text:span text:style-name="T837">sair</text:span><text:span text:style-name="T838"><text:s/>= entrada.nextInt();<text:tab/><text:s text:c="4"/></text:span><text:span text:style-name="T839"/></text:p>
      <text:p text:style-name="P1"><text:span text:style-name="T840"><text:tab/>}</text:span><text:span text:style-name="T841"/></text:p>
      <text:p text:style-name="P1"><text:span text:style-name="T842">}</text:span><text:span text:style-name="T843"/></text:p>
      <text:p text:style-name="P1"><text:span text:style-name="T8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